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Heading2" style:family="paragraph">
      <style:paragraph-properties fo:break-before="page"/>
    </style:style>
    <style:style style:name="P5" style:parent-style-name="Heading2" style:family="paragraph">
      <style:paragraph-properties fo:break-before="page"/>
    </style:style>
    <style:style style:name="P6" style:parent-style-name="Heading2" style:family="paragraph">
      <style:paragraph-properties fo:break-before="page"/>
    </style:style>
    <style:style style:name="P7" style:parent-style-name="Heading2" style:family="paragraph">
      <style:paragraph-properties fo:break-before="page"/>
    </style:style>
  </office:automatic-styles>
  <office:body>
    <office:text text:use-soft-page-breaks="true">
      <text:p text:style-name="P1">OS X Zoom test from [date] - [site name]</text:p>
      <text:h text:style-name="Heading1" text:outline-level="1"><text:bookmark-start text:name="os-x-zoom-testing"/>OS X Zoom Testing</text:h>
      <text:h text:style-name="Heading2" text:outline-level="2"><text:bookmark-start text:name="details"/>Details</text:h>
      <text:p text:style-name="DefinitionTerm">URL:</text:p>
      <text:p text:style-name="Definition">www.[url].[domain]</text:p>
      <text:p text:style-name="DefinitionTerm">Date:</text:p>
      <text:p text:style-name="Definition">[date]</text:p>
      <text:p text:style-name="DefinitionTerm">Tester:</text:p>
      <text:p text:style-name="Definition">[tester name]</text:p>
      <text:p text:style-name="DefinitionTerm">Browser:</text:p>
      <text:p text:style-name="Definition">[browser and version]</text:p>
      <text:p text:style-name="DefinitionTerm">OS X Zoom:</text:p>
      <text:p text:style-name="Definition">[assistive tech version]</text:p>
      <text:p text:style-name="Definition"><text:span text:style-name="T2">F</text:span><text:span text:style-name="T3">ailed tests:</text:span><text:line-break/>[number of<text:s/>failed tests]</text:p>
      <text:h text:style-name="Heading2" text:outline-level="2"><text:bookmark-start text:name="about-this-document"/><text:bookmark-end text:name="details"/>About this document</text:h>
      <text:p text:style-name="FirstParagraph">Before testing using OS X Zoom, you will need to configure the settings.</text:p>
      <text:p text:style-name="Compact">Go to System Preferences &gt; Accessibility &gt; Zoom.</text:p>
      <text:p text:style-name="Compact">Turn on the option for use keyboard shortcuts to zoom. This will enable accurate zooming to the<text:s/>required level for the tests.</text:p>
      <text:p text:style-name="Compact">Turn on the option for enable hover text.</text:p>
      <text:p text:style-name="Compact">Select Advanced and then Controls.</text:p>
      <text:p text:style-name="Compact">Set the Maximum Zoom to 15. This will enable you to know when you are zoomed in to 15x.</text:p>
      <text:p text:style-name="FirstParagraph">This OS X Zoom test is designed to test whether your website<text:s/>or service is likely to work using common functions of zoom software. It will not tell you if your service will work for every user, but it will help you get an understanding as to how well you can expect your service to work for OS X Zoom users.</text:p>
      <text:p text:style-name="BodyText">You should also test your service with real users of OS X Zoom and other assistive technologies.</text:p>
      <text:p text:style-name="Normal"><text:bookmark-start text:name="tests"/><text:bookmark-end text:name="os-x-zoom-testing"/><text:bookmark-end text:name="about-this-document"/></text:p>
      <text:h text:style-name="P4" text:outline-level="2"><text:bookmark-start text:name="text-is-readable"/><text:bookmark-start text:name="main"/><text:bookmark-end text:name="tests"/><text:soft-page-break/>ZO-01: Text is readable</text:h>
      <text:p text:style-name="FirstParagraph">Confirm that when zoomed in to 15x the text can still be read.</text:p>
      <text:p text:style-name="BodyText">When zooming in, poor fonts or images of text can become unreadable as they become pixelated.</text:p>
      <text:h text:style-name="Heading3" text:outline-level="3"><text:bookmark-start text:name="how-to-check-text-is-readable"/>How to check: Text is readable</text:h>
      <text:p text:style-name="Compact">Use "OPTION + CMD + =" to zoom in to 15x (as per the configuration).</text:p>
      <text:p text:style-name="Compact">Navigate around the entire page while zoomed in.</text:p>
      <text:h text:style-name="Heading3" text:outline-level="3"><text:bookmark-start text:name="what-to-check-text-is-readable"/><text:bookmark-end text:name="how-to-check-text-is-readable"/>What to check: Text is readable</text:h>
      <text:p text:style-name="FirstParagraph">Confirm that:</text:p>
      <text:p text:style-name="Compact">all of the text is still readable</text:p>
      <text:h text:style-name="Heading3" text:outline-level="3"><text:bookmark-start text:name="observations-text-is-readable"/><text:bookmark-end text:name="what-to-check-text-is-readable"/>Observations:<text:s/>Text is readable</text:h>
      <text:p text:style-name="FirstParagraph">[ Enter observations ]</text:p>
      <text:p text:style-name="Normal"><text:bookmark-start text:name="images-are-clear-enough"/><text:bookmark-end text:name="text-is-readable"/><text:bookmark-end text:name="observations-text-is-readable"/></text:p>
      <text:soft-page-break/>
      <text:h text:style-name="P5" text:outline-level="2">ZO-02: Images are clear enough</text:h>
      <text:p text:style-name="FirstParagraph">Confirm that images which are important for context are clear at 15x.</text:p>
      <text:p text:style-name="BodyText">Important images are those which are required for interactions such as icons, or those which are important for setting context, such as maps.</text:p>
      <text:h text:style-name="Heading3" text:outline-level="3"><text:bookmark-start text:name="how-to-check-images-are-clear-enough"/>How to check: Images are clear enough</text:h>
      <text:p text:style-name="Compact">Use "OPTION + CMD + =" to zoom in to 15x (as per the configuration).</text:p>
      <text:p text:style-name="Compact">Navigate over each image on the page.</text:p>
      <text:h text:style-name="Heading3" text:outline-level="3"><text:bookmark-start text:name="what-to-check-images-are-clear-enough"/><text:bookmark-end text:name="how-to-check-images-are-clear-enough"/>What to check: Images are clear enough</text:h>
      <text:p text:style-name="FirstParagraph">Confirm that:</text:p>
      <text:p text:style-name="Compact">all icons are clear<text:s/>enough to distinguish at 15x.</text:p>
      <text:p text:style-name="Compact">all non-decorative images are clear enough to distinguish at 15x.</text:p>
      <text:h text:style-name="Heading3" text:outline-level="3"><text:bookmark-start text:name="observations-images-are-clear-enough"/><text:bookmark-end text:name="what-to-check-images-are-clear-enough"/>Observations: Images are clear enough</text:h>
      <text:p text:style-name="FirstParagraph">[ Enter observations ]</text:p>
      <text:p text:style-name="Normal"><text:bookmark-start text:name="text-on-hover-text"/><text:bookmark-end text:name="images-are-clear-enough"/><text:bookmark-end text:name="observations-images-are-clear-enough"/></text:p>
      <text:soft-page-break/>
      <text:h text:style-name="P6" text:outline-level="2">ZO-03: Text on hover text</text:h>
      <text:p text:style-name="FirstParagraph">Confirm that all text on the page works using the Hover Text<text:s/>feature.</text:p>
      <text:p text:style-name="BodyText">Hover Text allows the user to view the text under the mouse pointer larger without having to zoom in.</text:p>
      <text:h text:style-name="Heading3" text:outline-level="3"><text:bookmark-start text:name="how-to-check-text-on-hover-text"/>How to check: Text on hover text</text:h>
      <text:p text:style-name="Compact">Hold down "CMD" and hover over each piece of text on the page. For long paragraphs you can scroll inside the hover text using the trackpad.</text:p>
      <text:h text:style-name="Heading3" text:outline-level="3"><text:bookmark-start text:name="what-to-check-text-on-hover-text"/><text:bookmark-end text:name="how-to-check-text-on-hover-text"/>What to check: Text on hover text</text:h>
      <text:p text:style-name="FirstParagraph">Confirm that:</text:p>
      <text:p text:style-name="Compact">all text on the page works with the Hover Text feature</text:p>
      <text:p text:style-name="Compact">all text in the Hover Text feature matches the visible text on the page</text:p>
      <text:h text:style-name="Heading3" text:outline-level="3"><text:bookmark-start text:name="observations-text-on-hover-text"/><text:bookmark-end text:name="what-to-check-text-on-hover-text"/>Observations: Text on hover text</text:h>
      <text:p text:style-name="FirstParagraph">[ Enter observations<text:s/>]</text:p>
      <text:p text:style-name="Normal"><text:bookmark-start text:name="images-on-hover-text"/><text:bookmark-end text:name="text-on-hover-text"/><text:bookmark-end text:name="observations-text-on-hover-text"/></text:p>
      <text:soft-page-break/>
      <text:h text:style-name="P7" text:outline-level="2">ZO-04: Images on hover text</text:h>
      <text:p text:style-name="FirstParagraph">Confirm that all important images on the page works using the Hover Text feature.</text:p>
      <text:p text:style-name="BodyText">Hover Text allows the user to view the alt text on images which may be too small for the user to distinguish.</text:p>
      <text:h text:style-name="Heading3" text:outline-level="3"><text:bookmark-start text:name="how-to-check-images-on-hover-text"/>How to check: Images on hover text</text:h>
      <text:p text:style-name="Compact">Hold down "CMD" and hover over each image on the page. For long alt text you can scroll inside the hover text using the trackpad.</text:p>
      <text:h text:style-name="Heading3" text:outline-level="3"><text:bookmark-start text:name="what-to-check-images-on-hover-text"/><text:bookmark-end text:name="how-to-check-images-on-hover-text"/>What to check: Images on hover text</text:h>
      <text:p text:style-name="FirstParagraph">Confirm that:</text:p>
      <text:p text:style-name="Compact">all important images either show a text alternative with the Hover Text feature or that a text alternative is available in the visible page content.</text:p>
      <text:p text:style-name="Compact">any alt text which is presented using the Hover Feature is accurate and meaningful</text:p>
      <text:h text:style-name="Heading3" text:outline-level="3"><text:bookmark-start text:name="observations-images-on-hover-text"/><text:bookmark-end text:name="what-to-check-images-on-hover-text"/>Observations: Images on hover text</text:h>
      <text:p text:style-name="FirstParagraph">[ Enter observations ]<text:bookmark-end text:name="main"/><text:bookmark-end text:name="images-on-hover-text"/><text:bookmark-end text:name="observations-images-on-hover-tex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style:text-properties style:font-name="Calibri Light" style:font-name-asian="Times New Roman" fo:font-weight="bold" style:font-weight-asian="bold" style:font-weight-complex="bold" fo:color="#4472C4" fo:font-size="16pt" style:font-size-asian="16pt" style:font-size-complex="16pt" fo:language="en" fo:hyphenate="false"/>
    </style:style>
    <style:style style:name="Heading2" style:display-name="Heading 2" style:family="paragraph" style:parent-style-name="Normal" style:next-style-name="BodyText" style:default-outline-level="2">
      <style:paragraph-properties fo:keep-with-next="always" fo:keep-together="always" fo:margin-top="0.1388in"/>
      <style:text-properties style:font-name="Calibri Light" style:font-name-asian="Times New Roman" fo:font-weight="bold" style:font-weight-asian="bold" style:font-weight-complex="bold" fo:color="#4472C4" fo:font-size="14pt" style:font-size-asian="14pt" style:font-size-complex="14pt" fo:language="en" fo:hyphenate="false"/>
    </style:style>
    <style:style style:name="Heading3" style:display-name="Heading 3" style:family="paragraph" style:parent-style-name="Normal" style:next-style-name="BodyText" style:default-outline-level="3">
      <style:paragraph-properties fo:keep-with-next="always" fo:keep-together="always" fo:margin-top="0.1388in"/>
      <style:text-properties style:font-name="Calibri Light" style:font-name-asian="Times New Roman" fo:font-weight="bold" style:font-weight-asian="bold" style:font-weight-complex="bold" fo:color="#4472C4" fo:language="e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4472C4" fo:font-size="16pt" style:font-size-asian="16pt" style:font-size-complex="16pt" fo:language="en"/>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4pt" style:font-size-asian="14pt" style:font-size-complex="14pt" fo:language="en"/>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4472C4" fo:language="en"/>
    </style:style>
    <style:style style:name="BodyText" style:display-name="Body Text" style:family="paragraph" style:parent-style-name="Normal">
      <style:paragraph-properties fo:margin-top="0.125in" fo:margin-bottom="0.125in"/>
      <style:text-properties fo:language="en" fo:hyphenate="false"/>
    </style:style>
    <style:style style:name="BodyTextChar" style:display-name="Body Text Char" style:family="text" style:parent-style-name="DefaultParagraphFont">
      <style:text-properties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Light" style:font-name-asian="Times New Roman" fo:font-weight="bold" style:font-weight-asian="bold" style:font-weight-complex="bold" fo:color="#2D4F8E" fo:font-size="18pt" style:font-size-asian="18pt" style:font-size-complex="18pt" fo:language="en"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2D4F8E" fo:font-size="18pt" style:font-size-asian="18pt" style:font-size-complex="18pt" fo:language="en"/>
    </style:style>
    <style:style style:name="DefinitionTerm" style:display-name="Definition Term" style:family="paragraph" style:parent-style-name="Normal" style:next-style-name="Definition">
      <style:paragraph-properties fo:keep-with-next="always" fo:keep-together="always"/>
      <style:text-properties fo:font-weight="bold" style:font-weight-asian="bold" fo:language="en" fo:hyphenate="false"/>
    </style:style>
    <style:style style:name="Definition" style:display-name="Definition" style:family="paragraph" style:parent-style-name="Normal">
      <style:paragraph-properties fo:margin-bottom="0.1388in"/>
      <style:text-properties fo:language="en" fo:hyphenate="false"/>
    </style:style>
    <style:style style:name="Hyperlink" style:display-name="Hyperlink" style:family="text" style:parent-style-name="DefaultParagraphFont">
      <style:text-properties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g Abbott</meta:initial-creator>
    <dc:creator>Craig Abbott</dc:creator>
    <meta:creation-date>2021-09-09T14:27:00Z</meta:creation-date>
    <dc:date>2021-09-09T15:21:00Z</dc:date>
    <meta:template xlink:href="Normal.dotm" xlink:type="simple"/>
    <meta:editing-cycles>3</meta:editing-cycles>
    <meta:editing-duration>PT60S</meta:editing-duration>
    <meta:document-statistic meta:page-count="5" meta:paragraph-count="6" meta:word-count="519" meta:character-count="3477" meta:row-count="24" meta:non-whitespace-character-count="2964"/>
  </office:meta>
</office:document-meta>
</file>